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8a5f" officeooo:paragraph-rsid="00178a5f"/>
    </style:style>
    <style:style style:name="P2" style:family="paragraph" style:parent-style-name="Standard">
      <style:text-properties officeooo:rsid="001991d2" officeooo:paragraph-rsid="001991d2"/>
    </style:style>
    <style:style style:name="P3" style:family="paragraph" style:parent-style-name="Standard">
      <style:text-properties officeooo:rsid="001a79c6" officeooo:paragraph-rsid="001a79c6"/>
    </style:style>
    <style:style style:name="P4" style:family="paragraph" style:parent-style-name="Standard">
      <style:text-properties officeooo:rsid="001b4a00" officeooo:paragraph-rsid="001b4a00"/>
    </style:style>
    <style:style style:name="P5" style:family="paragraph" style:parent-style-name="Standard">
      <style:text-properties officeooo:rsid="001d7f25" officeooo:paragraph-rsid="001d7f25"/>
    </style:style>
    <style:style style:name="P6" style:family="paragraph" style:parent-style-name="Standard">
      <style:text-properties officeooo:rsid="001f1869" officeooo:paragraph-rsid="001f1869"/>
    </style:style>
    <style:style style:name="P7" style:family="paragraph" style:parent-style-name="Standard">
      <style:text-properties officeooo:rsid="0022e112" officeooo:paragraph-rsid="0022e112"/>
    </style:style>
    <style:style style:name="T1" style:family="text">
      <style:text-properties officeooo:rsid="0020e5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I Chaolei 17182776</text:p>
      <text:p text:style-name="P1"/>
      <text:p text:style-name="P2">EXO1 Surface :</text:p>
      <text:p text:style-name="P2"/>
      <text:p text:style-name="P3">#!usr/bin/-w perl</text:p>
      <text:p text:style-name="P3">printf("Calcule de la surface d'une piece de longeur X, largeur Y\n");</text:p>
      <text:p text:style-name="P3">printf("unité utilisé ici est le mètre\n");</text:p>
      <text:p text:style-name="P3">printf("entrez la longeur X :");</text:p>
      <text:p text:style-name="P3">$X = &lt;STDIN&gt;; </text:p>
      <text:p text:style-name="P3">chomp($X);</text:p>
      <text:p text:style-name="P3"/>
      <text:p text:style-name="P3">#Si vous voulez pas de surface nul,</text:p>
      <text:p text:style-name="P3">#while ($X &lt;= 0)</text:p>
      <text:p text:style-name="P3">while ($X &lt; 0){</text:p>
      <text:p text:style-name="P3"><text:tab/>printf("veuillez entrez un nombre positif : ");</text:p>
      <text:p text:style-name="P3"><text:tab/>$X = &lt;STDIN&gt;;</text:p>
      <text:p text:style-name="P3"><text:tab/>chomp($X);</text:p>
      <text:p text:style-name="P3">}</text:p>
      <text:p text:style-name="P3"/>
      <text:p text:style-name="P3">print("entrez la largeur Y :");</text:p>
      <text:p text:style-name="P3">$Y = &lt;STDIN&gt;;</text:p>
      <text:p text:style-name="P3">chomp($Y);</text:p>
      <text:p text:style-name="P3"/>
      <text:p text:style-name="P3">#while ($Y &lt;= 0)</text:p>
      <text:p text:style-name="P3">while ($Y &lt; 0){</text:p>
      <text:p text:style-name="P3"><text:tab/>printf("veuillez entrez un nombre positif : ");</text:p>
      <text:p text:style-name="P3"><text:tab/>$Y = &lt;STDIN&gt;;</text:p>
      <text:p text:style-name="P3"><text:tab/>chomp($Y);</text:p>
      <text:p text:style-name="P3">}</text:p>
      <text:p text:style-name="P3"/>
      <text:p text:style-name="P3">$surface = $X * $Y;</text:p>
      <text:p text:style-name="P3">printf("la piece de dimension X,Y a une surface de : $surface m^2\n")</text:p>
      <text:p text:style-name="P3"/>
      <text:p text:style-name="P3"/>
      <text:p text:style-name="P4">EXO2 Poids_lune:</text:p>
      <text:p text:style-name="P5">#!usr/bin/perl -w</text:p>
      <text:p text:style-name="P5">printf("Calcule de votre poids sur la lune\n");</text:p>
      <text:p text:style-name="P5">printf("unité utilisé ici est le kilogramme\n");</text:p>
      <text:p text:style-name="P5">printf("par souci de lecture, la précision est de 10^-3\n");</text:p>
      <text:p text:style-name="P5">printf("entrez votre taille :");</text:p>
      <text:p text:style-name="P5">$POIDS= &lt;STDIN&gt;;</text:p>
      <text:p text:style-name="P5">chomp($POIDS);</text:p>
      <text:p text:style-name="P5"/>
      <text:p text:style-name="P5">while ($POIDS &lt;= 0){</text:p>
      <text:p text:style-name="P5"><text:tab/>printf("veuillez entrez un nombre positif : ");</text:p>
      <text:p text:style-name="P5"><text:tab/>$POIDS = &lt;STDIN&gt;;</text:p>
      <text:p text:style-name="P5"><text:tab/>chomp($POIDS);</text:p>
      <text:p text:style-name="P5">}</text:p>
      <text:p text:style-name="P5"/>
      <text:p text:style-name="P5">$POIDS_LUNE = $POIDS/6;</text:p>
      <text:p text:style-name="P5">printf("vous pèsez %.3f kg sur la lune\n",$POIDS_LUNE); </text:p>
      <text:p text:style-name="P5"/>
      <text:p text:style-name="P5"><text:soft-page-break/></text:p>
      <text:p text:style-name="P5">EXO3 impair pai :</text:p>
      <text:p text:style-name="P6">#!usr/bin/perl -w</text:p>
      <text:p text:style-name="P6">printf("Ce programme affiche si un nombre donné est pair ou impair\n");</text:p>
      <text:p text:style-name="P6">printf("entrez votre nombre :");</text:p>
      <text:p text:style-name="P6">$NB= &lt;STDIN&gt;;</text:p>
      <text:p text:style-name="P6">chomp($NB);</text:p>
      <text:p text:style-name="P6">if(!($NB % 2)){</text:p>
      <text:p text:style-name="P6"><text:tab/>printf("Le nombre $NB est pair\n");</text:p>
      <text:p text:style-name="P6"><text:tab/>exit(0);</text:p>
      <text:p text:style-name="P6">}</text:p>
      <text:p text:style-name="P6">printf("Le nombre $NB est impair\n");</text:p>
      <text:p text:style-name="P6"/>
      <text:p text:style-name="P6"/>
      <text:p text:style-name="P6"/>
      <text:p text:style-name="P6"/>
      <text:p text:style-name="P6">Devoir maison :<text:span text:style-name="T1">Crible d’erasthothene</text:span></text:p>
      <text:p text:style-name="P6"/>
      <text:p text:style-name="P7">#!usr/bin/perl -w</text:p>
      <text:p text:style-name="P7">printf("Entrez le rang Max de recherche\n");</text:p>
      <text:p text:style-name="P7">printf("Attention, le nombre doit etre &gt;1\n");</text:p>
      <text:p text:style-name="P7">#Supposons qu'on a un utilisateur assez intelligent pour n'entrez que des entiers supérieur à 1</text:p>
      <text:p text:style-name="P7">$RANG_MAX = &lt;STDIN&gt;;</text:p>
      <text:p text:style-name="P7">chomp($RANG_MAX);</text:p>
      <text:p text:style-name="P7">$RACINE_RANG_MAX = int(sqrt($RANG_MAX));</text:p>
      <text:p text:style-name="P7">@Tableau_int = 2..$RANG_MAX;</text:p>
      <text:p text:style-name="P7"/>
      <text:p text:style-name="P7">#On affiche les nombres compris dans l'intervalle, c'est pas hyper utile mais bon</text:p>
      <text:p text:style-name="P7">printf("Cherchons les nombres premiers dans interval [2,$RANG_MAX]\n");</text:p>
      <text:p text:style-name="P7">foreach $Elem (@Tableau_int){</text:p>
      <text:p text:style-name="P7"><text:tab/>printf("$Elem ");</text:p>
      <text:p text:style-name="P7">}</text:p>
      <text:p text:style-name="P7">printf("\n");</text:p>
      <text:p text:style-name="P7"/>
      <text:p text:style-name="P7">#Debut du tri</text:p>
      <text:p text:style-name="P7">foreach $Elem (@Tableau_int){</text:p>
      <text:p text:style-name="P7"><text:tab/>#parmi les element du tableau d'entier</text:p>
      <text:p text:style-name="P7"><text:tab/>foreach $i (2..$RACINE_RANG_MAX){</text:p>
      <text:p text:style-name="P7"><text:tab/><text:tab/>#on divise l'element par les nombre allant de 2 à racine de RANG_MAX</text:p>
      <text:p text:style-name="P7"><text:tab/><text:tab/>if (!($Elem % $i) and ($i ne $Elem)){<text:tab/></text:p>
      <text:p text:style-name="P7"><text:tab/><text:tab/><text:tab/>$Elem = 0;</text:p>
      <text:p text:style-name="P7"><text:tab/><text:tab/><text:tab/>#Si le modulo est nul, et que l'element n'est pas egale à $i </text:p>
      <text:p text:style-name="P7"><text:tab/><text:tab/><text:tab/>#(On doit garder l'element si il vaut $i)</text:p>
      <text:p text:style-name="P7"><text:tab/><text:tab/><text:tab/>#sinon on le "supprime" en affectant 0 à l'element</text:p>
      <text:p text:style-name="P7"><text:tab/><text:tab/>}</text:p>
      <text:p text:style-name="P7"><text:tab/>}</text:p>
      <text:p text:style-name="P7">}</text:p>
      <text:p text:style-name="P7"/>
      <text:p text:style-name="P7">printf("Voici les nombres premiers \n");</text:p>
      <text:p text:style-name="P7">#seul les elements non nul, c'est à dire tous les nombres premiers après le tri precedent</text:p>
      <text:p text:style-name="P7">#seront affichés.</text:p>
      <text:p text:style-name="P7">foreach $Elem (@Tableau_int){</text:p>
      <text:p text:style-name="P7"><text:soft-page-break/><text:tab/>if($Elem){</text:p>
      <text:p text:style-name="P7"><text:tab/><text:tab/>printf("$Elem ");</text:p>
      <text:p text:style-name="P7"><text:tab/>}</text:p>
      <text:p text:style-name="P7">}</text:p>
      <text:p text:style-name="P7">printf("\n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6:44:38.757109434</meta:creation-date>
    <dc:date>2018-10-15T16:47:37.462625119</dc:date>
    <meta:editing-duration>PT2M55S</meta:editing-duration>
    <meta:editing-cycles>10</meta:editing-cycles>
    <meta:generator>LibreOffice/5.2.7.2$Linux_X86_64 LibreOffice_project/20m0$Build-2</meta:generator>
    <meta:document-statistic meta:table-count="0" meta:image-count="0" meta:object-count="0" meta:page-count="3" meta:paragraph-count="89" meta:word-count="379" meta:character-count="2478" meta:non-whitespace-character-count="2147"/>
  </office:meta>
</office:document-meta>
</file>